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-16941" calcext:value-type="float">
            <text:p>-16941</text:p>
          </table:table-cell>
          <table:table-cell/>
          <table:table-cell table:formula="of:=[.E66]-[.E65]" office:value-type="float" office:value="-20852" calcext:value-type="float">
            <text:p>-20852</text:p>
          </table:table-cell>
          <table:table-cell/>
          <table:table-cell table:formula="of:=[.H65]+[.G66]" office:value-type="float" office:value="16224" calcext:value-type="float">
            <text:p>16224</text:p>
          </table:table-cell>
          <table:table-cell/>
          <table:table-cell table:formula="of:=[.I66]-[.I65]"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6224" calcext:value-type="float">
            <text:p>1622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6224" calcext:value-type="float">
            <text:p>1622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6224" calcext:value-type="float">
            <text:p>1622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6224" calcext:value-type="float">
            <text:p>1622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6224" calcext:value-type="float">
            <text:p>1622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6224" calcext:value-type="float">
            <text:p>1622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6224" calcext:value-type="float">
            <text:p>1622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6224" calcext:value-type="float">
            <text:p>1622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6224" calcext:value-type="float">
            <text:p>1622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6224" calcext:value-type="float">
            <text:p>1622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6224" calcext:value-type="float">
            <text:p>1622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6224" calcext:value-type="float">
            <text:p>1622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6224" calcext:value-type="float">
            <text:p>1622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6224" calcext:value-type="float">
            <text:p>1622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6224" calcext:value-type="float">
            <text:p>1622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6224" calcext:value-type="float">
            <text:p>1622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6224" calcext:value-type="float">
            <text:p>1622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6224" calcext:value-type="float">
            <text:p>1622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6224" calcext:value-type="float">
            <text:p>1622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6224" calcext:value-type="float">
            <text:p>1622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6224" calcext:value-type="float">
            <text:p>1622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6224" calcext:value-type="float">
            <text:p>1622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6224" calcext:value-type="float">
            <text:p>1622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6224" calcext:value-type="float">
            <text:p>1622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6224" calcext:value-type="float">
            <text:p>1622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6224" calcext:value-type="float">
            <text:p>1622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6224" calcext:value-type="float">
            <text:p>1622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6224" calcext:value-type="float">
            <text:p>1622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6224" calcext:value-type="float">
            <text:p>1622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6224" calcext:value-type="float">
            <text:p>1622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6224" calcext:value-type="float">
            <text:p>1622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6224" calcext:value-type="float">
            <text:p>1622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6224" calcext:value-type="float">
            <text:p>1622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6224" calcext:value-type="float">
            <text:p>1622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6224" calcext:value-type="float">
            <text:p>1622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6224" calcext:value-type="float">
            <text:p>1622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6224" calcext:value-type="float">
            <text:p>1622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6224" calcext:value-type="float">
            <text:p>1622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6224" calcext:value-type="float">
            <text:p>1622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6224" calcext:value-type="float">
            <text:p>1622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6224" calcext:value-type="float">
            <text:p>1622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6224" calcext:value-type="float">
            <text:p>1622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6224" calcext:value-type="float">
            <text:p>1622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22:58:55.06064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01T00:01:06.217153306</dc:date>
    <meta:editing-cycles>77</meta:editing-cycles>
    <meta:editing-duration>P13DT4H22M</meta:editing-duration>
    <meta:generator>LibreOffice/6.0.3.2$Linux_X86_64 LibreOffice_project/00m0$Build-2</meta:generator>
    <meta:document-statistic meta:table-count="1" meta:cell-count="8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